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bold" officeooo:rsid="001a039d" officeooo:paragraph-rsid="001770de" style:font-weight-asian="bold" style:font-weight-complex="bold"/>
    </style:style>
    <style:style style:name="P2" style:family="paragraph" style:parent-style-name="Standard">
      <style:paragraph-properties fo:text-align="start" style:justify-single-word="false"/>
      <style:text-properties style:text-underline-style="none" fo:font-weight="bold" officeooo:rsid="001b18eb" officeooo:paragraph-rsid="001a039d" style:font-weight-asian="bold" style:font-weight-complex="bold"/>
    </style:style>
    <style:style style:name="P3" style:family="paragraph" style:parent-style-name="Standard">
      <style:paragraph-properties fo:text-align="start" style:justify-single-word="false"/>
      <style:text-properties style:text-underline-style="none" fo:font-weight="bold" officeooo:rsid="001b18eb" officeooo:paragraph-rsid="001b18eb" style:font-weight-asian="bold" style:font-weight-complex="bold"/>
    </style:style>
    <style:style style:name="P4" style:family="paragraph" style:parent-style-name="Standard">
      <style:paragraph-properties fo:text-align="start" style:justify-single-word="false"/>
      <style:text-properties style:text-underline-style="none" fo:font-weight="normal" officeooo:rsid="001a039d" officeooo:paragraph-rsid="001a039d"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b18eb" officeooo:paragraph-rsid="001b18eb"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b18eb" officeooo:paragraph-rsid="001a039d" style:font-weight-asian="normal" style:font-weight-complex="normal"/>
    </style:style>
    <style:style style:name="P7" style:family="paragraph" style:parent-style-name="Standard">
      <style:paragraph-properties fo:text-align="center" style:justify-single-word="false"/>
      <style:text-properties officeooo:rsid="001770de" officeooo:paragraph-rsid="001770de"/>
    </style:style>
    <style:style style:name="P8" style:family="paragraph" style:parent-style-name="Standard">
      <style:paragraph-properties fo:text-align="start" style:justify-single-word="false"/>
      <style:text-properties officeooo:rsid="001770de" officeooo:paragraph-rsid="001770de"/>
    </style:style>
    <style:style style:name="P9" style:family="paragraph" style:parent-style-name="Standard">
      <style:paragraph-properties fo:text-align="center" style:justify-single-word="false"/>
      <style:text-properties officeooo:paragraph-rsid="0021d770"/>
    </style:style>
    <style:style style:name="P10" style:family="paragraph" style:parent-style-name="Standard">
      <style:paragraph-properties fo:text-align="center" style:justify-single-word="false"/>
      <style:text-properties fo:font-size="14pt" style:text-underline-style="none" fo:font-weight="bold" officeooo:rsid="001b18eb" officeooo:paragraph-rsid="001b18eb"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style:text-underline-style="none" fo:font-weight="bold" officeooo:rsid="001f7ecf" officeooo:paragraph-rsid="001f7ecf"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style:text-underline-style="none" fo:font-weight="bold" officeooo:rsid="001f7ecf" officeooo:paragraph-rsid="001fb7f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tyle="italic" style:text-underline-style="none" fo:font-weight="normal" officeooo:rsid="001c0292" officeooo:paragraph-rsid="001c0292"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italic" style:text-underline-style="none" fo:font-weight="normal" officeooo:rsid="001e8b19" officeooo:paragraph-rsid="001e8b19"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italic" officeooo:rsid="001c0292" officeooo:paragraph-rsid="001c0292" style:font-style-asian="italic" style:font-style-complex="italic"/>
    </style:style>
    <style:style style:name="P16" style:family="paragraph" style:parent-style-name="Standard">
      <style:paragraph-properties fo:text-align="start" style:justify-single-word="false"/>
      <style:text-properties fo:font-style="normal" style:text-underline-style="none" fo:font-weight="normal" officeooo:rsid="001c0292" officeooo:paragraph-rsid="001c0292"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1c35b2" officeooo:paragraph-rsid="001c35b2"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1cb212" officeooo:paragraph-rsid="001cb212"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1e8b19" officeooo:paragraph-rsid="001e8b19"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1f7ecf" officeooo:paragraph-rsid="001f7ecf"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21687c" officeooo:paragraph-rsid="0021687c"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style="italic" style:text-underline-style="none" fo:font-weight="normal" officeooo:rsid="0021d770" officeooo:paragraph-rsid="0021d770"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21687c" officeooo:paragraph-rsid="0021687c"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021d770" officeooo:paragraph-rsid="0021d770"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normal" officeooo:rsid="0022fa82" officeooo:paragraph-rsid="0022fa82"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231a4b" officeooo:paragraph-rsid="00231a4b"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23f4bd" officeooo:paragraph-rsid="0023f4bd"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025b6fa" officeooo:paragraph-rsid="0025b6fa" style:font-size-asian="12pt" style:font-style-asian="normal" style:font-weight-asian="normal" style:font-size-complex="12pt" style:font-style-complex="normal" style:font-weight-complex="normal"/>
    </style:style>
    <style:style style:name="P29" style:family="paragraph" style:parent-style-name="Frame_20_contents">
      <style:paragraph-properties fo:text-align="center" style:justify-single-word="false"/>
      <style:text-properties officeooo:paragraph-rsid="00229a2b"/>
    </style:style>
    <style:style style:name="P30" style:family="paragraph" style:parent-style-name="Standard">
      <style:paragraph-properties fo:text-align="center" style:justify-single-word="false"/>
      <style:text-properties fo:font-size="14pt" fo:font-weight="bold" officeooo:rsid="001a039d" officeooo:paragraph-rsid="001a039d"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2pt" fo:font-style="normal" style:text-underline-style="none" fo:font-weight="normal" officeooo:rsid="0027a800" officeooo:paragraph-rsid="0027a800"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2c94bc" officeooo:paragraph-rsid="002c94bc"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2e2e0b" officeooo:paragraph-rsid="002e2e0b"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300c1e" officeooo:paragraph-rsid="00300c1e"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318c84" officeooo:paragraph-rsid="00318c84"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none" fo:font-weight="normal" officeooo:rsid="00337bc3" officeooo:paragraph-rsid="00337bc3"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rsid="00231a4b" officeooo:paragraph-rsid="00231a4b"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italic" style:text-underline-style="none" fo:font-weight="normal" officeooo:rsid="002add19" officeooo:paragraph-rsid="002add19"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fo:font-size="12pt" fo:font-style="italic" style:text-underline-style="none" fo:font-weight="bold" officeooo:rsid="002add19" officeooo:paragraph-rsid="002add19" style:font-size-asian="12pt" style:font-style-asian="italic" style:font-weight-asian="bold" style:font-size-complex="12pt" style:font-style-complex="italic" style:font-weight-complex="bold"/>
    </style:style>
    <style:style style:name="P40" style:family="paragraph" style:parent-style-name="Standard">
      <style:paragraph-properties fo:text-align="start" style:justify-single-word="false"/>
      <style:text-properties fo:font-size="12pt" fo:font-style="italic" style:text-underline-style="none" fo:font-weight="bold" officeooo:rsid="00300c1e" officeooo:paragraph-rsid="00300c1e" style:font-size-asian="12pt" style:font-style-asian="italic" style:font-weight-asian="bold" style:font-size-complex="12pt" style:font-style-complex="italic" style:font-weight-complex="bold"/>
    </style:style>
    <style:style style:name="P41" style:family="paragraph" style:parent-style-name="Standard">
      <style:paragraph-properties fo:text-align="start" style:justify-single-word="false"/>
      <style:text-properties fo:font-size="12pt" fo:font-style="italic" style:text-underline-style="none" fo:font-weight="bold" officeooo:rsid="0021687c" officeooo:paragraph-rsid="0021687c" style:font-size-asian="12pt" style:font-style-asian="italic" style:font-weight-asian="bold" style:font-size-complex="12pt" style:font-style-complex="italic" style:font-weight-complex="bold"/>
    </style:style>
    <style:style style:name="P42" style:family="paragraph" style:parent-style-name="Standard">
      <style:paragraph-properties fo:text-align="start" style:justify-single-word="false"/>
      <style:text-properties fo:font-size="12pt" fo:font-style="italic" style:text-underline-style="none" fo:font-weight="bold" officeooo:rsid="00350a4c" officeooo:paragraph-rsid="00350a4c" style:font-size-asian="12pt" style:font-style-asian="italic" style:font-weight-asian="bold" style:font-size-complex="12pt" style:font-style-complex="italic" style:font-weight-complex="bold"/>
    </style:style>
    <style:style style:name="P43" style:family="paragraph">
      <loext:graphic-properties draw:fill="solid" draw:fill-color="#eeeeee"/>
      <style:paragraph-properties style:writing-mode="lr-tb"/>
      <style:text-properties fo:font-size="12pt"/>
    </style:style>
    <style:style style:name="T1" style:family="text">
      <style:text-properties fo:color="#2a6099" loext:opacity="100%"/>
    </style:style>
    <style:style style:name="T2" style:family="text">
      <style:text-properties officeooo:rsid="001b18eb"/>
    </style:style>
    <style:style style:name="T3" style:family="text">
      <style:text-properties fo:color="#000000" loext:opacity="100%" officeooo:rsid="001b18eb"/>
    </style:style>
    <style:style style:name="T4" style:family="text">
      <style:text-properties officeooo:rsid="001c35b2"/>
    </style:style>
    <style:style style:name="T5" style:family="text">
      <style:text-properties fo:font-style="italic" style:font-style-asian="italic" style:font-style-complex="italic"/>
    </style:style>
    <style:style style:name="T6" style:family="text">
      <style:text-properties fo:font-style="italic" officeooo:rsid="001cb212" style:font-style-asian="italic" style:font-style-complex="italic"/>
    </style:style>
    <style:style style:name="T7" style:family="text">
      <style:text-properties fo:font-style="italic" officeooo:rsid="0021d770" style:font-style-asian="italic" style:font-style-complex="italic"/>
    </style:style>
    <style:style style:name="T8" style:family="text">
      <style:text-properties fo:font-style="italic" officeooo:rsid="00231a4b"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1d770" style:font-style-asian="normal" style:font-style-complex="normal"/>
    </style:style>
    <style:style style:name="T11" style:family="text">
      <style:text-properties officeooo:rsid="001cb212"/>
    </style:style>
    <style:style style:name="T12" style:family="text">
      <style:text-properties officeooo:rsid="001f7ecf"/>
    </style:style>
    <style:style style:name="T13" style:family="text">
      <style:text-properties officeooo:rsid="00229a2b"/>
    </style:style>
    <style:style style:name="T14" style:family="text">
      <style:text-properties officeooo:rsid="00231a4b"/>
    </style:style>
    <style:style style:name="T15" style:family="text">
      <style:text-properties officeooo:rsid="0023f4bd"/>
    </style:style>
    <style:style style:name="T16" style:family="text">
      <style:text-properties officeooo:rsid="002e2e0b"/>
    </style:style>
    <style:style style:name="T17" style:family="text">
      <style:text-properties officeooo:rsid="00300c1e"/>
    </style:style>
    <style:style style:name="T18" style:family="text">
      <style:text-properties officeooo:rsid="00337bc3"/>
    </style:style>
    <style:style style:name="T19" style:family="text">
      <style:text-properties officeooo:rsid="0033fd5e"/>
    </style:style>
    <style:style style:name="gr1" style:family="graphic" style:parent-style-name="Frame">
      <style:graphic-properties draw:fill="solid" draw:fill-color="#eeeeee" draw:textarea-horizontal-align="justify" draw:textarea-vertical-align="middle" draw:auto-grow-height="false" fo:min-height="0.4598in" fo:min-width="4.6291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15">(Un processo e un progra<text:span text:style-name="T4">m</text:span>ma in esecuzione).</text:p>
      <text:p text:style-name="P8"/>
      <text:p text:style-name="P10">Introduzione</text:p>
      <text:p text:style-name="P3"/>
      <text:p text:style-name="P5">Il presente progetto, simula il funzionamento di un ufficio postale. A tal fine sono presenti I seguenti processi:</text:p>
      <text:p text:style-name="P13">direttore, erogatore_ticket, sportello, operatore, utente.</text:p>
      <text:p text:style-name="P16"/>
      <text:p text:style-name="P16">Il processo direttore e deputato alla creazione dei processi <text:span text:style-name="T4">qui sopra e alla creazione delle risorse ipc, necessarie alla simulazione.</text:span></text:p>
      <text:p text:style-name="P17">Tutti I parametri di configurazione sono letti a runtime da un file di configurazione denominato, <text:span text:style-name="T5">simulation_configuration.conf, </text:span>permettendo la modifica di quest’ultimi senza la necessita di nuova compilazione dei sorgenti.</text:p>
      <text:p text:style-name="P20">E inoltre presente un ulteriore eseguibile <text:span text:style-name="T5">add_user </text:span>che una volta eseguito comunica al <text:span text:style-name="T5">direttore</text:span> l’aggiunta di <text:span text:style-name="T5">n_new_users</text:span> alla simulazione.</text:p>
      <text:p text:style-name="P17"/>
      <text:p text:style-name="P17">La simulazione termina <text:span text:style-name="T11">grazie a due file di configurazione: </text:span><text:span text:style-name="T6">config_timeout.conf</text:span><text:span text:style-name="T11"> e </text:span><text:span text:style-name="T6">config_explode.conf.</text:span></text:p>
      <text:p text:style-name="P18">Nel caso di <text:span text:style-name="T5">config_timeout.conf,</text:span> la simulazione termina quando il valore <text:span text:style-name="T5">timeout</text:span> raggiunge o eccede il valore <text:span text:style-name="T5">sim_duration</text:span> definito in <text:span text:style-name="T5">simulation_configuration.conf</text:span>.</text:p>
      <text:p text:style-name="P18">Mentre nel caso di <text:span text:style-name="T5">config_explode.conf</text:span>, la simulazione termina quando il valore di <text:span text:style-name="T5">explode</text:span> raggiunge o eccede il valore di <text:span text:style-name="T5">explode_threshold</text:span> in <text:span text:style-name="T5">simulation_configuration.conf</text:span>.</text:p>
      <text:p text:style-name="P18"/>
      <text:p text:style-name="P18"/>
      <text:p text:style-name="P19">La simulazione produce delle statistiche giornaliere e totali stampate dal direttore al termine di ogni giornata.</text:p>
      <text:p text:style-name="P19">Tutte le statistiche prodotte vengono anche salvate in file<text:span text:style-name="T12">s</text:span> csv che sono:</text:p>
      <text:p text:style-name="P14">daily_stats.csv, extra_daily_stats.csv, operator_ratio.csv, total_stats.csv, extra_total_stats.csv.</text:p>
      <text:p text:style-name="P13"/>
      <text:p text:style-name="P3"/>
      <text:p text:style-name="P3"/>
      <text:p text:style-name="P30">Struttura progetto</text:p>
      <text:p text:style-name="P1"/>
      <text:p text:style-name="P4">La struttura dettagliata del progetto <text:span text:style-name="T2">e </text:span>presente all’interno del <text:a xlink:type="simple" xlink:href="https://github.com/cigisma/progetto-so" text:style-name="Internet_20_link" text:visited-style-name="Visited_20_Internet_20_Link">README</text:a><text:span text:style-name="T1">, </text:span><text:span text:style-name="T3">la seguente e una rappresentazione sintetica.</text:span></text:p>
      <text:p text:style-name="P3"/>
      <text:p text:style-name="P6">Directory structure:</text:p>
      <text:p text:style-name="P6">└── progetto-so/</text:p>
      <text:p text:style-name="P6"><text:s text:c="4"/>├── README.md</text:p>
      <text:p text:style-name="P6"><text:s text:c="4"/>├── Makefile</text:p>
      <text:p text:style-name="P6"><text:s text:c="4"/>├── config_explode.conf</text:p>
      <text:p text:style-name="P6"><text:s text:c="4"/>├── config_timout.conf</text:p>
      <text:p text:style-name="P6"><text:s text:c="4"/>├── simulation_configuration.conf</text:p>
      <text:p text:style-name="P6"><text:s text:c="4"/>├── include/</text:p>
      <text:p text:style-name="P6"><text:s text:c="4"/>└── src/</text:p>
      <text:p text:style-name="P2"/>
      <text:p text:style-name="P2"/>
      <text:p text:style-name="P2"/>
      <text:p text:style-name="P12"/>
      <text:p text:style-name="P12"/>
      <text:p text:style-name="P12"><text:soft-page-break/>Processi</text:p>
      <text:p text:style-name="P11"/>
      <text:p text:style-name="P11"/>
      <text:p text:style-name="P41">Direttore</text:p>
      <text:p text:style-name="P23"/>
      <text:p text:style-name="P23">Il processo direttore si occupa della creazione delle risorse IPC, all’interno del processo vengono usati semafori, memoria condivisa e code di messagi.</text:p>
      <text:p text:style-name="P21"><text:span text:style-name="T9">Le chiavi per la creazione delle risorse sono </text:span><text:span text:style-name="T10">reperibile all’interno dei rispettivi header files all’interno della directory </text:span><text:span text:style-name="T7">include/.</text:span></text:p>
      <text:p text:style-name="P24">Il direttore si occupa anche della creazione delle risorse utili alla simulazione, usando la system call execve, dato che quest’ultima sostituisce l’immagine del processo chiamante con quella del processo chiamato, il direttore esegue <text:span text:style-name="T13">una fork per ogni processo da creare con execve</text:span>, in modo da mantenere la propria immagine.<text:line-break/><text:span text:style-name="T13">E questa e la formula usata per la creazione di tutti I processi partecipanti alla simulazione.</text:span></text:p>
      <text:p text:style-name="P24"/>
      <text:p text:style-name="P9"><draw:custom-shape text:anchor-type="paragraph" draw:z-index="0" draw:name="Shape 1" draw:style-name="gr1" draw:text-style-name="P43" svg:width="4.6295in" svg:height="0.4598in" svg:x="1.2189in" svg:y="0.0209in"><text:p text:style-name="P29"><text:span text:style-name="T13">nofProcess → [fork → execve("./eseguibile") × nofProcess]</text:span></text:p><draw:enhanced-geometry svg:viewBox="0 0 21600 21600" draw:type="rectangle" draw:enhanced-path="M 0 0 L 21600 0 21600 21600 0 21600 0 0 Z N"/></draw:custom-shape></text:p>
      <text:p text:style-name="P22"/>
      <text:p text:style-name="P22"/>
      <text:p text:style-name="P25">Terminata la creazione dei processi, il processo direttore attende la richiesta di ruoli da parte dei processi appartenenti a <text:span text:style-name="T5">operatore_group </text:span><text:span text:style-name="T14">tramite </text:span><text:span text:style-name="T8">dirMsgQueue.</text:span><text:span text:style-name="T5"> </text:span><text:span text:style-name="T14">A</text:span>d ogni operatore assegna un ruolo garantendo che per ogni servizio vi sia almeno un operatore che lo esegua, una volta questo requisito garantito, assegna casualmente un ruolo agli operatori restanti.</text:p>
      <text:p text:style-name="P25"/>
      <text:p text:style-name="P25">Successivamente attende il completamento dell’inizializzazione dei processi appartenenti ai gruppi <text:span text:style-name="T5">operatore_group, utente_group, erogatore_group</text:span>, prima dell’avvio della simulazione che equivale alla prima giornata della simulazione.</text:p>
      <text:p text:style-name="P26">Questo processo di sincronizzazione viene eseguito grazie all’uso di semafori.</text:p>
      <text:p text:style-name="P26"/>
      <text:p text:style-name="P26">All’avvio di ogni <text:s/>giornata I il direttore decide in modo casuale quale servizio verra fornito dell’ufficio.</text:p>
      <text:p text:style-name="P26"/>
      <text:p text:style-name="P26">Successivamente riceve le richieste di ruolo da parte dei processi appartenenti a <text:span text:style-name="T5">sportello_group,</text:span> tramite <text:span text:style-name="T5">dirMsgQueue, </text:span>e ad ogni sportello assegna in modo casuale la funzione da svolgere per quella giornata <text:span text:style-name="T15">ed aggiorna la memoria condivisa riguardanti I sportelli e inizializza la memoria condivisa riguardante le <text:s/>statistiche dei sportelli.</text:span></text:p>
      <text:p text:style-name="P27">In particolare la memoria condivisa per le statitische serve per il ratio tra operatori e sportello.</text:p>
      <text:p text:style-name="P27"/>
      <text:p text:style-name="P28">La gestione di ogni giornata, in particolare la sincronizzazione tra I processi ed il direttore avviene tramite semafori.</text:p>
      <text:p text:style-name="P28">Al termine della giornata lavorativa il direttore, accede al file config_timeout.conf in mutua esclusione incremento il valore di timeout, comunica ai vari processi eod (end of day) questo viene fatto tramite rilascio di semafori sui quali I vari processi erano in attesa.</text:p>
      <text:p text:style-name="P28">Poi esegue la stampa a terminale delle statistiche, il loro dumping nei rispettivi files e l’inizializzazione delle statistiche giornaliere.</text:p>
      <text:p text:style-name="P28"/>
      <text:p text:style-name="P28">Infine prima di passare alla giornata successivamente esegue una msgrcv, per controllare se vi sia una richiesta di aggiunta di processi utente, in caso positivo l’aggiunta degli utenti viene eseguita, altrimenti controlla in mutua esclusione che il valore di explode in config_explode.conf non abbia eguagliato o superato il valore di explode_threshold.</text:p>
      <text:p text:style-name="P28"/>
      <text:p text:style-name="P31">Al termine della simulazione il direttore esegue il dumping dell statistiche totali, della rimozione delle risorse ipc, della stampa della causa della terminazione della simulazione, <text:span text:style-name="T19">e infine termina.</text:span></text:p>
      <text:p text:style-name="P39"><text:soft-page-break/></text:p>
      <text:p text:style-name="P39"/>
      <text:p text:style-name="P39">Erogatore</text:p>
      <text:p text:style-name="P38"/>
      <text:p text:style-name="P32">In prima istanza l’erogatore esegue la fase di inizializzazione che comprende il recuparo delle risorse ipc, come I semafori per la sincronizzazione, la coda di messaggio ticketsMsgQueue attraverso cui ricevera le richieste di tickets da parte degli utenti e attraverso cui le fornira e il recupero delle memorie condivise sia dei servizi che dei sportelli.</text:p>
      <text:p text:style-name="P32">La memoria condivisa dei servizi e utile a vedere quali servizi sono abilitati per il giorno I mentre la memoria condivisa e utile a vedere quali sono I sportelli che forniscono il servizio nella richiesta del ticket.</text:p>
      <text:p text:style-name="P32"/>
      <text:p text:style-name="P33">Al termine della fase di inizializzazione viene eseguito una fork.</text:p>
      <text:p text:style-name="P33">Questo permette di dividere il carico di lavoro tra il parent ed il child.</text:p>
      <text:p text:style-name="P33">Il parent si occupa della sincronizzazione con il direttore mentre il child si occupa della gestione di richieste di tickets.</text:p>
      <text:p text:style-name="P33">All’avento di un cambio di stato come, eod (end of day), eos (end of simulation), sod (start of day)</text:p>
      <text:p text:style-name="P33">il child viene notificato dal parent.</text:p>
      <text:p text:style-name="P32"/>
      <text:p text:style-name="P32">Una volta ricevuta la richiesta di ticket dall’utente, l’erogatore <text:span text:style-name="T16">(child) </text:span>costruisci il ticket accedendo in mutua esclusione alla memoria condivisa dei servizi e dei sportelli, inoltre l’operatore <text:span text:style-name="T16">genera in maniera casuale un tempo di erogazione del servizio che e all’intorno +- 50% del tempo medio riscontrato per il servizio.</text:span></text:p>
      <text:p text:style-name="P33">Qualora l’erogatore (child) riceva una richiesta di ticket mentra lo stato della simulazione e in eod, <text:span text:style-name="T17">inviera all’utente un ticket notificando all’utente che la giornata e terminata.</text:span></text:p>
      <text:p text:style-name="P32"/>
      <text:p text:style-name="P34">Al termine dell’ino<text:span text:style-name="T18">l</text:span>tro del ticket, l’erogatore (child) attende la seguente richiesta di ticket da parte di un utente o una notifica dal parent.</text:p>
      <text:p text:style-name="P34"/>
      <text:p text:style-name="P36">Come detto poco sopra il parent si occupa di sincronizzarsi con il direttore attraverso dei semafori, inoltre all’ eod, il parent controlla se eos per timeout o explodeThreshold, qualora positivo notifica al child il cambio di stato, e attende la sua terminazione prima di terminare anch’egli.</text:p>
      <text:p text:style-name="P34"/>
      <text:p text:style-name="P40">Sportello</text:p>
      <text:p text:style-name="P33"/>
      <text:p text:style-name="P35">Il processo sportello al termine della sua inizializzazione, che comporta il recupero delle risorse ipc, come semofari e memoria condivisa, in particolare la memoria condivisa contenente i sportelli, richiede il ruola per la giornata I tramite la coda di messaggi, dirMsgQueue.</text:p>
      <text:p text:style-name="P35">Ricevuto il ruolo per l<text:span text:style-name="T18">a giornata I, accede alla memoria condivisa contenente I sportelli, ed aggiorna I dati dello sportello che esegua la sua mansione.</text:span></text:p>
      <text:p text:style-name="P36">Aggiorna I campi quali: deskAvailable <text:span text:style-name="T5">(informazione utile all’operatore)</text:span>, deskSemId <text:span text:style-name="T5">(semaforo privato creato dallo sportello, sul quale l’operatore dovra reserve_sem per poter lavorare)</text:span> e deskSemun valorizzato di default a 0;</text:p>
      <text:p text:style-name="P36">Terminato questa parte lo sportello attenda la fine della giornata su di un primo semoforo che una volta conquistato gli permettera di inizializzare lo sportello di suo pertinenza e successivamente controllare se la simulazione e terminata per timeout o explodeThreshold, in caso contrario, ricomincia il ciclo chiedendo un ruolo per la giornata successiva al direttore.</text:p>
      <text:p text:style-name="P36"/>
      <text:p text:style-name="P36">Se la simulazione termina lo sportello procede alla cancellazione della risorsa ipc privata cioe il semaforo, <text:span text:style-name="T19">prima di terminare.</text:span></text:p>
      <text:p text:style-name="P27"/>
      <text:p text:style-name="P26"/>
      <text:p text:style-name="P26"><text:soft-page-break/></text:p>
      <text:p text:style-name="P26"/>
      <text:p text:style-name="P42">Operatore</text:p>
      <text:p text:style-name="P42"/>
      <text:p text:style-name="P42">Ute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72in" style:type="center"/>
          <style:tab-stop style:position="6.6953in" style:type="right"/>
        </style:tab-stops>
      </style:paragraph-properties>
    </style:style>
    <style:style style:name="Frame_20_contents" style:display-name="Frame contents" style:family="paragraph" style:parent-style-name="Standard" style:class="extra"/>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15:58:06.439916301</meta:creation-date>
    <dc:date>2025-01-24T17:44:27.541991335</dc:date>
    <meta:editing-duration>PT1H38M20S</meta:editing-duration>
    <meta:editing-cycles>5</meta:editing-cycles>
    <meta:generator>LibreOffice/24.2.7.2$Linux_X86_64 LibreOffice_project/420$Build-2</meta:generator>
    <meta:document-statistic meta:table-count="0" meta:image-count="0" meta:object-count="0" meta:page-count="4" meta:paragraph-count="61" meta:word-count="1140" meta:character-count="7980" meta:non-whitespace-character-count="6871"/>
  </office:meta>
</office:document-meta>
</file>